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top"/>
    </style:style>
    <style:style style:name="gr2" style:family="graphic" style:parent-style-name="standard">
      <style:graphic-properties draw:fill-color="#ffffff" draw:textarea-horizontal-align="left" draw:textarea-vertical-align="top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ffffff" draw:textarea-horizontal-align="left" draw:textarea-vertical-align="top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Ultrafine_20_Dashed" draw:fill-color="#ffffff" draw:textarea-horizontal-align="left" draw:textarea-vertical-align="top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fcc" draw:textarea-horizontal-align="right" draw:textarea-vertical-align="top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ff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ff" draw:marker-start-width="0.381cm" draw:marker-end-width="0.381cm" draw:stroke-linejoin="roun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ffffff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-color="#ffffcc" draw:textarea-horizontal-align="left" draw:textarea-vertical-align="bottom"/>
    </style:style>
    <style:style style:name="gr10" style:family="graphic" style:parent-style-name="standard">
      <style:graphic-properties draw:stroke="dash" draw:stroke-dash="Ultrafine_20_Dashed" draw:fill-color="#ffffcc" draw:textarea-horizontal-align="left" draw:textarea-vertical-align="top"/>
    </style:style>
    <style:style style:name="gr11" style:family="graphic" style:parent-style-name="standard">
      <style:graphic-properties draw:marker-end="Arrow" draw:marker-end-width="0.3cm" draw:fill-color="#ffffff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family="'Liberation Mono'" style:font-family-generic="modern" style:font-pitch="fixed" fo:font-size="15pt" style:text-underline-style="none" style:font-size-asian="15pt" style:font-size-complex="15pt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family="'Liberation Mono'" style:font-family-generic="modern" style:font-pitch="fixed" fo:font-size="10pt" style:font-size-asian="10pt" style:font-size-complex="10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5.4cm" svg:height="19.05cm" svg:x="1.254cm" svg:y="1.254cm">
          <text:p text:style-name="P1">QPID 0.10 Component Architecture</text:p>
          <text:p text:style-name="P1">End-to-end AMQP stack implementations</text:p>
        </draw:rect>
        <draw:rect draw:style-name="gr2" draw:text-style-name="P3" draw:layer="layout" svg:width="3.937cm" svg:height="13.97cm" svg:x="4.302cm" svg:y="4.683cm">
          <text:p text:style-name="P1"><text:span text:style-name="T1">Java</text:span></text:p>
          <text:p text:style-name="P2"><text:span text:style-name="T2"/></text:p>
          <text:p text:style-name="P2"><text:span text:style-name="T3">qpid/java</text:span></text:p>
          <text:p text:style-name="P2"><text:span text:style-name="T2"/></text:p>
          <text:p text:style-name="P2"><text:span text:style-name="T4">Broker</text:span></text:p>
          <text:p text:style-name="P2"><text:span text:style-name="T4">Client</text:span></text:p>
          <text:p text:style-name="P2"><text:span text:style-name="T4">JMS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Active development</text:span></text:p>
        </draw:rect>
        <draw:rect draw:style-name="gr3" draw:text-style-name="P2" draw:layer="layout" svg:width="4.572cm" svg:height="13.97cm" svg:x="11.287cm" svg:y="4.683cm">
          <text:p text:style-name="P1"><text:span text:style-name="T1">C++</text:span></text:p>
          <text:p text:style-name="P2"><text:span text:style-name="T2"/></text:p>
          <text:p text:style-name="P2"><text:span text:style-name="T3">qpid/cpp</text:span></text:p>
          <text:p text:style-name="P2"><text:span text:style-name="T2"/></text:p>
          <text:p text:style-name="P2"><text:span text:style-name="T4">Broker</text:span></text:p>
          <text:p text:style-name="P2"><text:span text:style-name="T4">Client</text:span></text:p>
          <text:p text:style-name="P2"><text:span text:style-name="T4">QMF</text:span></text:p>
          <text:p text:style-name="P2"><text:span text:style-name="T4">Cluster</text:span></text:p>
          <text:p text:style-name="P2"><text:span text:style-name="T4">WCF</text:span></text:p>
          <text:p text:style-name="P2"><text:span text:style-name="T4"/></text:p>
          <text:p text:style-name="P2"><text:span text:style-name="T4">Messaging </text:span></text:p>
          <text:p text:style-name="P2"><text:span text:style-name="T4">Client API</text:span></text:p>
          <text:p text:style-name="P2"><text:span text:style-name="T4"><text:s text:c="2"/></text:span><text:span text:style-name="T4">* C++</text:span></text:p>
          <text:p text:style-name="P2"><text:span text:style-name="T4"><text:s text:c="2"/></text:span><text:span text:style-name="T4">* Python</text:span></text:p>
          <text:p text:style-name="P2"><text:span text:style-name="T4"><text:s text:c="2"/></text:span><text:span text:style-name="T4">* Ruby</text:span></text:p>
          <text:p text:style-name="P2"><text:span text:style-name="T4"><text:s text:c="2"/></text:span><text:span text:style-name="T4">* .NET</text:span></text:p>
          <text:p text:style-name="P2"><text:span text:style-name="T4"><text:s text:c="2"/></text:span><text:span text:style-name="T4">* Perl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Active development</text:span></text:p>
          <text:p text:style-name="P2"><text:span text:style-name="T4"/></text:p>
        </draw:rect>
        <draw:rect draw:style-name="gr2" draw:text-style-name="P3" draw:layer="layout" svg:width="3.937cm" svg:height="13.97cm" svg:x="18.526cm" svg:y="4.683cm">
          <text:p text:style-name="P1"><text:span text:style-name="T1">Python</text:span></text:p>
          <text:p text:style-name="P2"><text:span text:style-name="T2"/></text:p>
          <text:p text:style-name="P2"><text:span text:style-name="T3">qpid/python</text:span></text:p>
          <text:p text:style-name="P2"><text:span text:style-name="T4"/></text:p>
          <text:p text:style-name="P2"><text:span text:style-name="T4">Client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5">Reference client</text:span></text:p>
          <text:p text:style-name="P2"><text:span text:style-name="T5">implementation</text:span></text:p>
        </draw:rect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5.4cm" svg:height="19.05cm" svg:x="1.254cm" svg:y="1.254cm">
          <text:p text:style-name="P1">QPID 0.10 Component Architecture</text:p>
          <text:p text:style-name="P1">C++ Details</text:p>
        </draw:rect>
        <draw:rect draw:style-name="gr4" draw:text-style-name="P1" draw:layer="layout" svg:width="13.589cm" svg:height="4.191cm" svg:x="5.699cm" svg:y="3.159cm">
          <text:p text:style-name="P1"><text:span text:style-name="T6">binding clients <text:s/></text:span><text:span text:style-name="T7">qpid/cpp/bindings</text:span></text:p>
        </draw:rect>
        <draw:rect draw:style-name="gr5" draw:text-style-name="P2" draw:layer="layout" svg:width="23.622cm" svg:height="12.192cm" svg:x="2.016cm" svg:y="7.604cm">
          <text:p text:style-name="P2">C++</text:p>
          <text:p text:style-name="P2"><text:span text:style-name="T7">qpid/cpp</text:span></text:p>
        </draw:rect>
        <draw:rect draw:style-name="gr6" draw:text-style-name="P1" draw:layer="layout" svg:width="21.717cm" svg:height="1.143cm" svg:x="2.651cm" svg:y="18.399cm">
          <text:p text:style-name="P1"><text:span text:style-name="T8">common </text:span><text:span text:style-name="T9">(lib)</text:span><text:span text:style-name="T8"> / types</text:span><text:span text:style-name="T10"> </text:span><text:span text:style-name="T11">(lib)</text:span></text:p>
        </draw:rect>
        <draw:rect draw:style-name="gr6" draw:text-style-name="P1" draw:layer="layout" svg:width="9.398cm" svg:height="1.143cm" svg:x="14.97cm" svg:y="16.494cm">
          <text:p text:style-name="P1"><text:span text:style-name="T12">broker</text:span> <text:span text:style-name="T11">(lib)</text:span></text:p>
        </draw:rect>
        <draw:rect draw:style-name="gr6" draw:text-style-name="P1" draw:layer="layout" svg:width="11.176cm" svg:height="1.143cm" svg:x="2.651cm" svg:y="16.494cm">
          <text:p text:style-name="P1"><text:span text:style-name="T12">client</text:span> <text:span text:style-name="T11">(lib)</text:span></text:p>
        </draw:rect>
        <draw:rect draw:style-name="gr7" draw:text-style-name="P1" draw:layer="layout" svg:width="2.032cm" svg:height="1.143cm" svg:x="3.413cm" svg:y="9.382cm">
          <svg:title>Windows XARM library</svg:title>
          <svg:desc>WCF Transaction Resource Manager</svg:desc>
          <text:p text:style-name="P1"><text:span text:style-name="T13">xarm</text:span></text:p>
          <text:p text:style-name="P1"><text:span text:style-name="T11">(lib)</text:span></text:p>
        </draw:rect>
        <draw:rect draw:style-name="gr8" draw:text-style-name="P1" draw:layer="layout" svg:width="3.048cm" svg:height="2.794cm" svg:x="2.27cm" svg:y="4.175cm">
          <text:p text:style-name="P1">WCF</text:p>
          <text:p text:style-name="P1"><text:span text:style-name="T7">qpid/wcf</text:span></text:p>
        </draw:rect>
        <draw:rect draw:style-name="gr8" draw:text-style-name="P1" draw:layer="layout" svg:width="2.159cm" svg:height="1.143cm" svg:x="4.937cm" svg:y="14.589cm">
          <text:p text:style-name="P1"><text:span text:style-name="T6">old API</text:span></text:p>
          <text:p text:style-name="P1"><text:span text:style-name="T6">examples</text:span></text:p>
        </draw:rect>
        <draw:rect draw:style-name="gr6" draw:text-style-name="P1" draw:layer="layout" svg:width="7.112cm" svg:height="1.143cm" svg:x="6.969cm" svg:y="13.192cm">
          <text:p text:style-name="P1"><text:span text:style-name="T13">messaging</text:span><text:span text:style-name="T11"> (lib)</text:span></text:p>
        </draw:rect>
        <draw:rect draw:style-name="gr6" draw:text-style-name="P1" draw:layer="layout" svg:width="2.159cm" svg:height="1.143cm" svg:x="7.477cm" svg:y="14.589cm">
          <text:p text:style-name="P1"><text:span text:style-name="T13">QMF</text:span></text:p>
          <text:p text:style-name="P1"><text:span text:style-name="T11">V1 (lib)</text:span></text:p>
        </draw:rect>
        <draw:rect draw:style-name="gr8" draw:text-style-name="P1" draw:layer="layout" svg:width="3.429cm" svg:height="1.143cm" svg:x="5.191cm" svg:y="11.287cm">
          <text:p text:style-name="P1"><text:span text:style-name="T11">Messaging API</text:span></text:p>
          <text:p text:style-name="P1"><text:span text:style-name="T11">examples</text:span></text:p>
        </draw:rect>
        <draw:rect draw:style-name="gr9" draw:text-style-name="P1" draw:layer="layout" svg:width="8.509cm" svg:height="2.667cm" svg:x="6.969cm" svg:y="8.112cm">
          <text:p text:style-name="P1"><text:span text:style-name="T6">bindings</text:span></text:p>
        </draw:rect>
        <draw:rect draw:style-name="gr8" draw:text-style-name="P1" draw:layer="layout" svg:width="2.54cm" svg:height="1.143cm" svg:x="8.112cm" svg:y="9.001cm">
          <text:p text:style-name="P1"><text:span text:style-name="T11">QMF V2</text:span></text:p>
        </draw:rect>
        <draw:rect draw:style-name="gr8" draw:text-style-name="P1" draw:layer="layout" svg:width="1.778cm" svg:height="2.794cm" svg:x="6.334cm" svg:y="4.175cm">
          <text:p text:style-name="P1"><text:span text:style-name="T11">Python</text:span></text:p>
          <text:p text:style-name="P1"><text:span text:style-name="T11">QMF</text:span></text:p>
          <text:p text:style-name="P1"><text:span text:style-name="T11">Client</text:span></text:p>
        </draw:rect>
        <draw:rect draw:style-name="gr8" draw:text-style-name="P1" draw:layer="layout" svg:width="1.778cm" svg:height="2.794cm" svg:x="8.366cm" svg:y="4.175cm">
          <text:p text:style-name="P1"><text:span text:style-name="T11">Ruby</text:span></text:p>
          <text:p text:style-name="P1"><text:span text:style-name="T11">QMF</text:span></text:p>
          <text:p text:style-name="P1"><text:span text:style-name="T11">Client</text:span></text:p>
        </draw:rect>
        <draw:rect draw:style-name="gr8" draw:text-style-name="P1" draw:layer="layout" svg:width="2.54cm" svg:height="1.143cm" svg:x="11.795cm" svg:y="9.001cm">
          <text:p text:style-name="P1"><text:span text:style-name="T11">QPID</text:span></text:p>
        </draw:rect>
        <draw:rect draw:style-name="gr8" draw:text-style-name="P1" draw:layer="layout" svg:width="1.778cm" svg:height="2.794cm" svg:x="10.906cm" svg:y="4.175cm">
          <text:p text:style-name="P1"><text:span text:style-name="T11">Python</text:span></text:p>
          <text:p text:style-name="P1"><text:span text:style-name="T11">Qpid</text:span></text:p>
          <text:p text:style-name="P1"><text:span text:style-name="T11">Msg</text:span></text:p>
          <text:p text:style-name="P1"><text:span text:style-name="T11">Client</text:span></text:p>
        </draw:rect>
        <draw:rect draw:style-name="gr8" draw:text-style-name="P1" draw:layer="layout" svg:width="1.778cm" svg:height="2.794cm" svg:x="12.938cm" svg:y="4.175cm">
          <text:p text:style-name="P1"><text:span text:style-name="T11">Ruby</text:span></text:p>
          <text:p text:style-name="P1"><text:span text:style-name="T11">Qpid</text:span></text:p>
          <text:p text:style-name="P1"><text:span text:style-name="T11">Msg</text:span></text:p>
          <text:p text:style-name="P1"><text:span text:style-name="T11">Client</text:span></text:p>
        </draw:rect>
        <draw:rect draw:style-name="gr10" draw:text-style-name="P1" draw:layer="layout" svg:width="4.191cm" svg:height="4.064cm" svg:x="20.685cm" svg:y="11.541cm">
          <text:p text:style-name="P1"><text:span text:style-name="T6">queue replication</text:span></text:p>
        </draw:rect>
        <draw:rect draw:style-name="gr6" draw:text-style-name="P1" draw:layer="layout" svg:width="2.667cm" svg:height="1.143cm" svg:x="22.082cm" svg:y="13.827cm">
          <text:p text:style-name="P1"><text:span text:style-name="T14">replication</text:span></text:p>
          <text:p text:style-name="P1"><text:span text:style-name="T14">listener</text:span><text:span text:style-name="T11"> (lib)</text:span></text:p>
        </draw:rect>
        <draw:rect draw:style-name="gr6" draw:text-style-name="P1" draw:layer="layout" svg:width="3.048cm" svg:height="1.143cm" svg:x="20.812cm" svg:y="12.303cm">
          <text:p text:style-name="P1"><text:span text:style-name="T14">replication</text:span></text:p>
          <text:p text:style-name="P1"><text:span text:style-name="T14">exchange</text:span><text:span text:style-name="T11"> (lib)</text:span></text:p>
        </draw:rect>
        <draw:rect draw:style-name="gr8" draw:text-style-name="P1" draw:layer="layout" svg:width="5.207cm" svg:height="1.397cm" svg:x="16.494cm" svg:y="8.62cm">
          <text:p text:style-name="P1"><text:span text:style-name="T10">qpidd</text:span></text:p>
          <text:p text:style-name="P1"><text:span text:style-name="T11">broker</text:span></text:p>
        </draw:rect>
        <draw:line draw:style-name="gr11" draw:text-style-name="P1" draw:layer="layout" svg:x1="3.032cm" svg:y1="6.969cm" svg:x2="3.159cm" svg:y2="16.494cm">
          <text:p/>
        </draw:line>
        <draw:line draw:style-name="gr11" draw:text-style-name="P1" draw:layer="layout" svg:x1="4.429cm" svg:y1="6.969cm" svg:x2="4.429cm" svg:y2="9.382cm">
          <text:p/>
        </draw:line>
        <draw:line draw:style-name="gr11" draw:text-style-name="P1" draw:layer="layout" svg:x1="7.223cm" svg:y1="6.969cm" svg:x2="8.747cm" svg:y2="9.001cm">
          <text:p/>
        </draw:line>
        <draw:line draw:style-name="gr11" draw:text-style-name="P1" draw:layer="layout" svg:x1="9.255cm" svg:y1="6.969cm" svg:x2="9.255cm" svg:y2="9.001cm">
          <text:p/>
        </draw:line>
        <draw:line draw:style-name="gr11" draw:text-style-name="P1" draw:layer="layout" svg:x1="11.795cm" svg:y1="6.969cm" svg:x2="12.303cm" svg:y2="9.001cm">
          <text:p/>
        </draw:line>
        <draw:line draw:style-name="gr11" draw:text-style-name="P1" draw:layer="layout" svg:x1="13.827cm" svg:y1="6.969cm" svg:x2="13.319cm" svg:y2="9.001cm">
          <text:p/>
        </draw:line>
        <draw:line draw:style-name="gr11" draw:text-style-name="P1" draw:layer="layout" svg:x1="15.605cm" svg:y1="6.969cm" svg:x2="13.7cm" svg:y2="9.001cm">
          <text:p/>
        </draw:line>
        <draw:line draw:style-name="gr11" draw:text-style-name="P1" draw:layer="layout" svg:x1="19.923cm" svg:y1="10.017cm" svg:x2="20.05cm" svg:y2="16.494cm">
          <text:p/>
        </draw:line>
        <draw:line draw:style-name="gr11" draw:text-style-name="P1" draw:layer="layout" svg:x1="6.08cm" svg:y1="15.732cm" svg:x2="6.08cm" svg:y2="16.494cm">
          <text:p/>
        </draw:line>
        <draw:line draw:style-name="gr11" draw:text-style-name="P1" draw:layer="layout" svg:x1="8.493cm" svg:y1="15.732cm" svg:x2="8.493cm" svg:y2="16.494cm">
          <text:p/>
        </draw:line>
        <draw:line draw:style-name="gr11" draw:text-style-name="P1" draw:layer="layout" svg:x1="10.525cm" svg:y1="14.335cm" svg:x2="10.525cm" svg:y2="16.494cm">
          <text:p/>
        </draw:line>
        <draw:line draw:style-name="gr11" draw:text-style-name="P1" draw:layer="layout" svg:x1="7.731cm" svg:y1="12.43cm" svg:x2="7.731cm" svg:y2="13.192cm">
          <text:p/>
        </draw:line>
        <draw:line draw:style-name="gr11" draw:text-style-name="P1" draw:layer="layout" svg:x1="9.255cm" svg:y1="10.144cm" svg:x2="9.255cm" svg:y2="13.192cm">
          <text:p/>
        </draw:line>
        <draw:line draw:style-name="gr11" draw:text-style-name="P1" draw:layer="layout" svg:x1="13.065cm" svg:y1="10.144cm" svg:x2="13.065cm" svg:y2="13.192cm">
          <text:p/>
        </draw:line>
        <draw:line draw:style-name="gr11" draw:text-style-name="P1" draw:layer="layout" svg:x1="21.447cm" svg:y1="13.446cm" svg:x2="21.447cm" svg:y2="16.494cm">
          <text:p/>
        </draw:line>
        <draw:line draw:style-name="gr11" draw:text-style-name="P1" draw:layer="layout" svg:x1="23.352cm" svg:y1="14.97cm" svg:x2="23.352cm" svg:y2="16.494cm">
          <text:p/>
        </draw:line>
        <draw:line draw:style-name="gr11" draw:text-style-name="P1" draw:layer="layout" svg:x1="8.62cm" svg:y1="17.637cm" svg:x2="8.62cm" svg:y2="18.399cm">
          <text:p/>
        </draw:line>
        <draw:line draw:style-name="gr11" draw:text-style-name="P1" draw:layer="layout" svg:x1="18.399cm" svg:y1="17.637cm" svg:x2="18.399cm" svg:y2="18.399cm">
          <text:p/>
        </draw:line>
        <draw:rect draw:style-name="gr6" draw:text-style-name="P1" draw:layer="layout" svg:width="2.667cm" svg:height="1.143cm" svg:x="16.24cm" svg:y="13.192cm">
          <text:p text:style-name="P1"><text:span text:style-name="T15">cluster</text:span><text:span text:style-name="T11"> (lib)</text:span></text:p>
        </draw:rect>
        <draw:line draw:style-name="gr11" draw:text-style-name="P1" draw:layer="layout" svg:x1="17.383cm" svg:y1="10.017cm" svg:x2="17.383cm" svg:y2="13.192cm">
          <text:p/>
        </draw:line>
        <draw:line draw:style-name="gr12" draw:text-style-name="P1" draw:layer="layout" svg:x1="16.748cm" svg:y1="14.335cm" svg:x2="12.684cm" svg:y2="16.494cm">
          <text:p/>
        </draw:line>
        <draw:line draw:style-name="gr12" draw:text-style-name="P1" draw:layer="layout" svg:x1="17.891cm" svg:y1="14.335cm" svg:x2="17.891cm" svg:y2="16.494cm">
          <text:p/>
        </draw:line>
        <draw:line draw:style-name="gr12" draw:text-style-name="P1" draw:layer="layout" svg:x1="3.921cm" svg:y1="10.525cm" svg:x2="4.048cm" svg:y2="16.494cm">
          <text:p/>
        </draw:line>
        <draw:rect draw:style-name="gr8" draw:text-style-name="P1" draw:layer="layout" svg:width="1.778cm" svg:height="2.794cm" svg:x="17.002cm" svg:y="4.175cm">
          <text:p text:style-name="P1"><text:span text:style-name="T11">Perl</text:span></text:p>
          <text:p text:style-name="P1"><text:span text:style-name="T11">Qpid</text:span></text:p>
          <text:p text:style-name="P1"><text:span text:style-name="T11">Msg</text:span></text:p>
          <text:p text:style-name="P1"><text:span text:style-name="T11">Client</text:span></text:p>
        </draw:rect>
        <draw:line draw:style-name="gr11" draw:text-style-name="P1" draw:layer="layout" svg:x1="17.764cm" svg:y1="6.969cm" svg:x2="14.208cm" svg:y2="9.001cm">
          <text:p/>
        </draw:line>
        <draw:rect draw:style-name="gr8" draw:text-style-name="P1" draw:layer="layout" svg:width="1.778cm" svg:height="2.794cm" svg:x="14.97cm" svg:y="4.175cm">
          <text:p text:style-name="P1"><text:span text:style-name="T11">.NET</text:span></text:p>
          <text:p text:style-name="P1"><text:span text:style-name="T11">Qpid</text:span></text:p>
          <text:p text:style-name="P1"><text:span text:style-name="T11">Msg</text:span></text:p>
          <text:p text:style-name="P1"><text:span text:style-name="T11">Clien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arles Rolke</meta:initial-creator>
    <meta:creation-date>2010-11-22T15:27:28</meta:creation-date>
    <dc:date>2011-04-04T11:19:43</dc:date>
    <dc:creator>Charles Rolke</dc:creator>
    <meta:editing-duration>PT17H35M14S</meta:editing-duration>
    <meta:editing-cycles>13</meta:editing-cycles>
    <meta:generator>OpenOffice.org/3.3$Unix OpenOffice.org_project/330m20$Build-9567</meta:generator>
    <meta:printed-by>Charles Rolke</meta:printed-by>
    <meta:print-date>2010-11-23T15:41:21</meta:print-date>
    <meta:document-statistic meta:object-count="53"/>
  </office:meta>
</office:document-meta>
</file>